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cd8c" officeooo:paragraph-rsid="0018cd8c"/>
    </style:style>
    <style:style style:name="P2" style:family="paragraph" style:parent-style-name="Standard">
      <style:text-properties officeooo:paragraph-rsid="0018cd8c"/>
    </style:style>
    <style:style style:name="T1" style:family="text">
      <style:text-properties officeooo:rsid="00192c7b"/>
    </style:style>
    <style:style style:name="T2" style:family="text">
      <style:text-properties officeooo:rsid="0019b3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 formatting</text:p>
      <text:p text:style-name="P1"/>
      <text:p text:style-name="P1">General use c++ version of file saving for any class type.</text:p>
      <text:p text:style-name="P1"/>
      <text:p text:style-name="P2">- <text:span text:style-name="T1">json for first example</text:span></text:p>
      <text:p text:style-name="P2">- <text:span text:style-name="T1">should support csv </text:span><text:span text:style-name="T2">being made out of multiple objects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9T10:33:03.931000000</meta:creation-date>
    <dc:date>2020-06-19T11:00:48.872000000</dc:date>
    <meta:editing-duration>PT26M39S</meta:editing-duration>
    <meta:editing-cycles>3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4" meta:word-count="28" meta:character-count="152" meta:non-whitespace-character-count="128"/>
  </office:meta>
</office:document-meta>
</file>